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RequestMethodNotSupportedException.getSupportedHttpMethod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tpRequestMethodNotSupportedException.HttpRequestMethodNotSupportedException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MethodNotSupportedException.HttpRequestMethodNotSupportedException( String method , @ Nullable String [ ] supportedMetho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MethodNotSupportedException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MethodNotSupportedException.getHead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RequestMethodNotSupportedException.HttpRequestMethodNotSupportedException( String method , @ Nullable String [ ] supportedMethods ,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RequestMethodNotSupportedException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MethodNotSupportedException.getDetailMessage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MethodNotSupportedException.getSupported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MethodNotSupportedException.HttpRequestMethodNotSupportedException( String method ,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MethodNotSupportedException.HttpRequestMethodNotSupportedException( String method , @ Nullable Collection &lt; String &gt; supportedMetho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questMethodNotSupportedException.get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